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fo:font-size="10pt" officeooo:rsid="0007ce24" officeooo:paragraph-rsid="00091d68" style:font-size-asian="10pt" style:font-size-complex="10pt"/>
    </style:style>
    <style:style style:name="P2" style:family="paragraph" style:parent-style-name="Standard">
      <style:text-properties fo:font-size="10pt" officeooo:rsid="00077ffe" officeooo:paragraph-rsid="00077ffe" style:font-size-asian="10pt" style:font-size-complex="10pt"/>
    </style:style>
    <style:style style:name="P3" style:family="paragraph" style:parent-style-name="Standard">
      <style:text-properties fo:font-size="10pt" officeooo:rsid="00077ffe" officeooo:paragraph-rsid="00091d68" style:font-size-asian="10pt" style:font-size-complex="10pt"/>
    </style:style>
    <style:style style:name="P4" style:family="paragraph" style:parent-style-name="Standard">
      <style:text-properties fo:font-size="10pt" officeooo:rsid="00077ffe" officeooo:paragraph-rsid="0007ce24" style:font-size-asian="10pt" style:font-size-complex="10pt"/>
    </style:style>
    <style:style style:name="P5" style:family="paragraph" style:parent-style-name="Standard">
      <style:text-properties fo:font-size="10pt" officeooo:paragraph-rsid="00077ffe" style:font-size-asian="10pt" style:font-size-complex="10pt"/>
    </style:style>
    <style:style style:name="P6" style:family="paragraph" style:parent-style-name="Standard">
      <style:text-properties fo:font-size="10pt" officeooo:rsid="0007ce24" officeooo:paragraph-rsid="0007ce24" style:font-size-asian="10pt" style:font-size-complex="10pt"/>
    </style:style>
    <style:style style:name="P7" style:family="paragraph" style:parent-style-name="Standard">
      <style:text-properties fo:font-size="10pt" officeooo:rsid="0007ce24" officeooo:paragraph-rsid="00091d68" style:font-size-asian="10pt" style:font-size-complex="10pt"/>
    </style:style>
    <style:style style:name="P8" style:family="paragraph" style:parent-style-name="Standard">
      <style:text-properties fo:font-size="10pt" officeooo:rsid="00091d68" officeooo:paragraph-rsid="00091d68" style:font-size-asian="10pt" style:font-size-complex="10pt"/>
    </style:style>
    <style:style style:name="P9" style:family="paragraph" style:parent-style-name="Standard">
      <style:text-properties fo:font-size="10pt" officeooo:rsid="000a41fc" officeooo:paragraph-rsid="000a41fc" style:font-size-asian="10pt" style:font-size-complex="10pt"/>
    </style:style>
    <style:style style:name="P10" style:family="paragraph" style:parent-style-name="Standard">
      <style:text-properties fo:font-size="10pt" officeooo:rsid="000a5e38" officeooo:paragraph-rsid="000a5e38" style:font-size-asian="10pt" style:font-size-complex="10pt"/>
    </style:style>
    <style:style style:name="P11" style:family="paragraph" style:parent-style-name="Standard">
      <style:text-properties fo:font-size="10pt" officeooo:rsid="000b0cd2" officeooo:paragraph-rsid="000b0cd2" style:font-size-asian="10pt" style:font-size-complex="10pt"/>
    </style:style>
    <style:style style:name="P12" style:family="paragraph" style:parent-style-name="Standard">
      <style:text-properties fo:font-size="10pt" officeooo:rsid="000cccc5" officeooo:paragraph-rsid="000cccc5" style:font-size-asian="10pt" style:font-size-complex="10pt"/>
    </style:style>
    <style:style style:name="P13" style:family="paragraph" style:parent-style-name="Standard">
      <style:text-properties fo:font-size="10pt" officeooo:rsid="000dd0a6" officeooo:paragraph-rsid="000dd0a6" style:font-size-asian="10pt" style:font-size-complex="10pt"/>
    </style:style>
    <style:style style:name="P14" style:family="paragraph" style:parent-style-name="Standard">
      <style:text-properties fo:font-size="10pt" officeooo:rsid="000fa3bf" officeooo:paragraph-rsid="000fa3bf" style:font-size-asian="10pt" style:font-size-complex="10pt"/>
    </style:style>
    <style:style style:name="P15" style:family="paragraph" style:parent-style-name="Standard">
      <style:text-properties fo:font-size="10pt" officeooo:rsid="0010fde1" officeooo:paragraph-rsid="0010fde1" style:font-size-asian="10pt" style:font-size-complex="10pt"/>
    </style:style>
    <style:style style:name="T1" style:family="text">
      <style:text-properties officeooo:rsid="0007ce24"/>
    </style:style>
    <style:style style:name="T2" style:family="text">
      <style:text-properties officeooo:rsid="00091d68"/>
    </style:style>
    <style:style style:name="T3" style:family="text">
      <style:text-properties officeooo:rsid="000a41fc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0a5e38"/>
    </style:style>
    <style:style style:name="T7" style:family="text">
      <style:text-properties officeooo:rsid="000cccc5"/>
    </style:style>
    <style:style style:name="T8" style:family="text">
      <style:text-properties officeooo:rsid="0010fde1"/>
    </style:style>
    <style:style style:name="T9" style:family="text">
      <style:text-properties officeooo:rsid="0012de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CNF</text:p>
      <text:p text:style-name="P3">Determine FD that violate BCNF <text:s/>– </text:p>
      <text:p text:style-name="P3"><text:span text:style-name="T1"><text:s text:c="7"/>Left is a key(x→y)</text:span></text:p>
      <text:p text:style-name="P2">Decompose violation int R-X and <text:s/>X-A</text:p>
      <text:p text:style-name="P2">Repeat till all bcnf</text:p>
      <text:p text:style-name="P2"/>
      <text:p text:style-name="P2">r(ABCD)<text:line-break/>A<text:span text:style-name="T1">B</text:span>→<text:span text:style-name="T1">C</text:span></text:p>
      <text:p text:style-name="P2"><text:span text:style-name="T1">B</text:span>→<text:span text:style-name="T1">D</text:span></text:p>
      <text:p text:style-name="P5"><text:span text:style-name="T1">C→A</text:span></text:p>
      <text:p text:style-name="P5"/>
      <text:p text:style-name="P4">I <text:span text:style-name="T1">know</text:span></text:p>
      <text:p text:style-name="P6">AB→A B C D <text:s text:c="3"/>AB is a key</text:p>
      <text:p text:style-name="P6">BC → A B C D <text:s/>BC is a key</text:p>
      <text:p text:style-name="P6">C → AC</text:p>
      <text:p text:style-name="P6">B-BD</text:p>
      <text:p text:style-name="P6"/>
      <text:p text:style-name="P6">AB→C <text:s text:c="2"/>BCNF</text:p>
      <text:p text:style-name="P6">B→D Not key</text:p>
      <text:p text:style-name="P6">BD <text:s text:c="2"/>BAC</text:p>
      <text:p text:style-name="P8">BD ok</text:p>
      <text:p text:style-name="P8">BAC – Key is AB or BC</text:p>
      <text:p text:style-name="P8">C →A not ok</text:p>
      <text:p text:style-name="P8">CA <text:s text:c="2"/>CB</text:p>
      <text:p text:style-name="P7">________________________________________</text:p>
      <text:p text:style-name="P7"><text:span text:style-name="T2">Relation -Specific thing, is a set, stored in table</text:span></text:p>
      <text:p text:style-name="P7"><text:span text:style-name="T2">Synonym is entity REAL THINGS</text:span></text:p>
      <text:p text:style-name="P7">- <text:span text:style-name="T3">one-to-one = x goes to one y and back</text:span></text:p>
      <text:p text:style-name="P1">- <text:span text:style-name="T3">one to many = x goes to many y to one-to-one</text:span></text:p>
      <text:p text:style-name="P1">- <text:span text:style-name="T3">Many to many</text:span></text:p>
      <text:p text:style-name="P7"/>
      <text:p text:style-name="P7"><text:span text:style-name="T2">Instance- specific instance of thing</text:span></text:p>
      <text:p text:style-name="P7"><text:span text:style-name="T2">tuple, rows</text:span></text:p>
      <text:p text:style-name="P7"/>
      <text:p text:style-name="P7"><text:span text:style-name="T2">Attribute – Property of thing</text:span></text:p>
      <text:p text:style-name="P7"><text:span text:style-name="T2">attribute, property, or component</text:span></text:p>
      <text:p text:style-name="P7"><text:span text:style-name="T2">columns</text:span></text:p>
      <text:p text:style-name="P8">MUST be elementary/single type</text:p>
      <text:p text:style-name="P7"/>
      <text:p text:style-name="P7"><text:span text:style-name="T2">Schema – Structure</text:span></text:p>
      <text:p text:style-name="P7"><text:span text:style-name="T2">attributes and data types</text:span></text:p>
      <text:p text:style-name="P7"><text:span text:style-name="T2">of db is list of relations with in and constraints.</text:span> </text:p>
      <text:p text:style-name="P7"/>
      <text:p text:style-name="P9">Domain knowledge -Real world relationships</text:p>
      <text:p text:style-name="P9"/>
      <text:p text:style-name="P9">DBMS Database management system - </text:p>
      <text:p text:style-name="P9"/>
      <text:p text:style-name="P9">Normalization <text:line-break/>-Never store lists of complex types in column</text:p>
      <text:p text:style-name="P9">-Never repeat facts in a database -redundancy</text:p>
      <text:p text:style-name="P7">________________________________________</text:p>
      <text:p text:style-name="P7"><text:span text:style-name="T2">-data types</text:span></text:p>
      <text:p text:style-name="P7"><text:span text:style-name="T2">Char/varchar <text:s/>fixed/variable length</text:span></text:p>
      <text:p text:style-name="P8">boolean (Sort of not true)</text:p>
      <text:p text:style-name="P8">INT</text:p>
      <text:p text:style-name="P8">Numbers (Float, REAL, Decimal)</text:p>
      <text:p text:style-name="P8">Darte/Time</text:p>
      <text:p text:style-name="P8"/>
      <text:p text:style-name="P9">FD – Functional dependency -if 2 instances agree on set of attributes the MUST also agree on some other attributes <text:span text:style-name="T6">(Domain knowledge)</text:span></text:p>
      <text:p text:style-name="P9">1<text:span text:style-name="T4">st</text:span> Form – No list</text:p>
      <text:p text:style-name="P9">BCNF – each functional dependency between attributes represents a key in the relation</text:p>
      <text:p text:style-name="P10">Avoid FD loss</text:p>
      <text:p text:style-name="P10">3<text:span text:style-name="T4">rd</text:span> Normalization form</text:p>
      <text:p text:style-name="P10">- every FD, the lefy is in BCNF of</text:p>
      <text:p text:style-name="P10">- Each attribute on right is a member of any other key</text:p>
      <text:p text:style-name="P10">4<text:span text:style-name="T4">th</text:span> Normalization -multi valued dependency</text:p>
      <text:p text:style-name="P10"><text:s text:c="2"/>--1 locate MVD</text:p>
      <text:p text:style-name="P10"><text:s text:c="2"/>--2 Create 2 relations – l&amp;r of MVD other w/left and other mvds</text:p>
      <text:p text:style-name="P10"><text:s text:c="2"/>--3 recursively find others</text:p>
      <text:p text:style-name="P10">________________________________________________</text:p>
      <text:p text:style-name="P11">Cross product</text:p>
      <text:p text:style-name="P11">-Each row matches w other row</text:p>
      <text:p text:style-name="P11">Avoid! To much data!</text:p>
      <text:p text:style-name="P11"/>
      <text:p text:style-name="P11">Inner <text:s/>Join = a.col b.col ; <text:span text:style-name="T7">only icluded if l/r match</text:span></text:p>
      <text:p text:style-name="P11"><text:s/>natural join = col – use “on”</text:p>
      <text:p text:style-name="P12">left join; any instances not includedd are added, other side set to null</text:p>
      <text:p text:style-name="P12"/>
      <text:p text:style-name="P12">Order by – order <text:span text:style-name="T8">|| </text:span>AS – rename <text:span text:style-name="T8">|| </text:span>Except filter out 2<text:span text:style-name="T4">nd</text:span> selection</text:p>
      <text:p text:style-name="P12"/>
      <text:p text:style-name="P12">Exists <text:span text:style-name="T8">|| </text:span>s in R ; search for <text:span text:style-name="T8">|| </text:span>s&gt; ALL R ; size comparison</text:p>
      <text:p text:style-name="P12">s&gt; ANY R <text:span text:style-name="T8">||</text:span>NOT ; obvious <text:span text:style-name="T8">||</text:span>%; wildcard in pattern &gt;0</text:p>
      <text:p text:style-name="P12">_ wild card for one char</text:p>
      <text:p text:style-name="P12"/>
      <text:p text:style-name="P12">ESCAPE’/” <text:span text:style-name="T8">|| </text:span>RegEx</text:p>
      <text:p text:style-name="P12"/>
      <text:p text:style-name="P12">Distinct <text:span text:style-name="T8">|| </text:span>AVG() <text:span text:style-name="T8">|| </text:span>Count() <text:span text:style-name="T8">|| Group BY <text:s/>- list each grouping once</text:span></text:p>
      <text:p text:style-name="P13"/>
      <text:p text:style-name="P13">DELETE – try select* first!!!! -ussually won’t work with join</text:p>
      <text:p text:style-name="P13"/>
      <text:p text:style-name="P14">UPDATE- changes all that match</text:p>
      <text:p text:style-name="P14"/>
      <text:p text:style-name="P14">subqueries </text:p>
      <text:p text:style-name="P15">( <text:s/>)</text:p>
      <text:p text:style-name="P14"/>
      <text:p text:style-name="P14">Rectabgle is entity</text:p>
      <text:p text:style-name="P14">Atribute are ovals – Underlines are used for keys</text:p>
      <text:p text:style-name="P14">-some combine these into tables like UML</text:p>
      <text:p text:style-name="P14">Relationship is diamond</text:p>
      <text:p text:style-name="P14">2 lines from Entity to Relationship is ER diagram</text:p>
      <text:p text:style-name="P14"/>
      <text:p text:style-name="P14">------ is 1-1 <text:s text:c="15"/><text:tab/>1</text:p>
      <text:p text:style-name="P14">--|-----&lt;- is 1-many</text:p>
      <text:p text:style-name="P14">-&gt;----- <text:s/>is <text:s/>many<text:tab/><text:tab/>*</text:p>
      <text:p text:style-name="P14">→-|-------------1 or more <text:s/>1--*</text:p>
      <text:p text:style-name="P14">----|-|-------one and only one-to-one</text:p>
      <text:p text:style-name="P14">o-|------ Zero or one <text:tab/> <text:s/></text:p>
      <text:p text:style-name="P14">→-O----- Zero or many</text:p>
      <text:p text:style-name="P14"><text:soft-page-break/></text:p>
      <text:p text:style-name="P15">BIG ARROW Is a <text:span text:style-name="T9">relationship || </text:span>outline means weak</text:p>
      <text:p text:style-name="P15"/>
      <text:p text:style-name="P15">CREATE TABLE Product(</text:p>
      <text:p text:style-name="P15"><text:tab/>Maker TEXT,</text:p>
      <text:p text:style-name="P15"><text:tab/>Model Int,</text:p>
      <text:p text:style-name="P15"><text:tab/>Type TEXT,</text:p>
      <text:p text:style-name="P15"><text:s text:c="4"/>PRIMARY KEY (Maker, Model) );</text:p>
      <text:p text:style-name="P15"/>
      <text:p text:style-name="P15">INSERT INTO `Product` (`Maker`,`Model`,`Type`) VALUES ("Microsoft",1342 ,"PC");</text:p>
      <text:p text:style-name="P15"/>
      <text:p text:style-name="P15">select Maker, Product.Model, Speed from Product</text:p>
      <text:p text:style-name="P15">join PC on Product.Model == PC.Model</text:p>
      <text:p text:style-name="P15">where Speed &gt; 3.00</text:p>
      <text:p text:style-name="P15"/>
      <text:p text:style-name="P15">--b) Which manufacturers make laptops with a hard disk of at least 100GB?</text:p>
      <text:p text:style-name="P15">select distinct(Maker) from Product</text:p>
      <text:p text:style-name="P15">join Laptop on Product.Model == Laptop.Model</text:p>
      <text:p text:style-name="P15">where HD &gt; 100</text:p>
      <text:p text:style-name="P15"/>
      <text:p text:style-name="P15">--c) Find the model number and price of all products (of any type) made by --manufacturer B.</text:p>
      <text:p text:style-name="P15">select Product.Model, Price from Product </text:p>
      <text:p text:style-name="P15">join Laptop on Product.Model = Laptop.Model </text:p>
      <text:p text:style-name="P15">where Maker = "Apple"</text:p>
      <text:p text:style-name="P15">UNION</text:p>
      <text:p text:style-name="P15">select Product.Model, Price from Product </text:p>
      <text:p text:style-name="P15">join PC on Product.Model = PC.Model </text:p>
      <text:p text:style-name="P15">where Maker = "Apple"</text:p>
      <text:p text:style-name="P15">UNION</text:p>
      <text:p text:style-name="P15">select Product.Model, Price from Product </text:p>
      <text:p text:style-name="P15">join printer on Product.Model = Printer.Model </text:p>
      <text:p text:style-name="P15">where Maker = "Apple"</text:p>
      <text:p text:style-name="P15"/>
      <text:p text:style-name="P15">--d) Find the model numbers of all color laser printers.</text:p>
      <text:p text:style-name="P15">select Model from Printer</text:p>
      <text:p text:style-name="P15">where (Color == "Color") AND (Type == "Laser")</text:p>
      <text:p text:style-name="P15"/>
      <text:p text:style-name="P15">--e) Find those manufacturers that sell Laptops, but not P C ’sselect Maker from Product</text:p>
      <text:p text:style-name="P15">select Maker from Product</text:p>
      <text:p text:style-name="P15">join laptop on Product.Model==Laptop.Model</text:p>
      <text:p text:style-name="P15">except</text:p>
      <text:p text:style-name="P15">select Maker from Product join PC on Product.Model == PC.Model</text:p>
      <text:p text:style-name="P15"/>
      <text:p text:style-name="P15">select Name, count(Order_number) as NumOfOrders</text:p>
      <text:p text:style-name="P15">from Customers join Orders on Customers.ID == Orders.Customer_ID</text:p>
      <text:p text:style-name="P15">group by Customers.ID</text:p>
      <text:p text:style-name="P15"/>
      <text:p text:style-name="P15">select Name, sum(Model.Price) as TotalSpent from Customers</text:p>
      <text:p text:style-name="P15">join Orders on Customers.ID == Orders.Customer_ID</text:p>
      <text:p text:style-name="P15">join Machines on Orders.Serial_Number == Machines.Serial_Number</text:p>
      <text:p text:style-name="P15">join Model on Machines.Model_Number == Model.ID</text:p>
      <text:p text:style-name="P15">group by Customers.ID</text:p>
      <text:p text:style-name="P15"/>
      <text:p text:style-name="P15">select City, State, sum(Model.Price) as PurchaseTotal from Customers</text:p>
      <text:p text:style-name="P15">join Orders on Customers.ID == Orders.Customer_ID</text:p>
      <text:p text:style-name="P15">join Machines on orders.Serial_Number == Machines.Serial_Number</text:p>
      <text:p text:style-name="P15">join Model on Machines.Model_Number == Model.ID</text:p>
      <text:p text:style-name="P15">group by Customers.City, Customers.State</text:p>
      <text:p text:style-name="P15"/>
      <text:p text:style-name="P15">select Model.ID, count(Orders.Order_Number) as ModelsOrdered from Model</text:p>
      <text:p text:style-name="P15">left join Machines on Machines.Model_Number == Model.ID</text:p>
      <text:p text:style-name="P15">left join Orders on Orders.Serial_Number == Machines.Serial_Number</text:p>
      <text:p text:style-name="P15">group by Model.ID</text:p>
      <text:p text:style-name="P15"/>
      <text:p text:style-name="P15">select distinct(Manufacturer.Name), Manufacturer.Phone_Number from Model</text:p>
      <text:p text:style-name="P15">left join Machines on Machines.Model_Number == Model.ID</text:p>
      <text:p text:style-name="P15">left join Orders on Orders.Serial_Number == Machines.Serial_Number</text:p>
      <text:p text:style-name="P15">join Manufacturer on Manufacturer.ID == Model.Manufacturer_ID</text:p>
      <text:p text:style-name="P15">group by Model.ID</text:p>
      <text:p text:style-name="P15">having count(Orders.Order_number) &lt; 3</text:p>
      <text:p text:style-name="P15"/>
      <text:p text:style-name="P15">delete from Manufacturer where ID in (</text:p>
      <text:p text:style-name="P15">select Manufacturer.ID</text:p>
      <text:p text:style-name="P15">from Model</text:p>
      <text:p text:style-name="P15">left join Machines on Machines.Model_Number == Model.ID</text:p>
      <text:p text:style-name="P15">left join Orders on Orders.Serial_Number == Machines.Serial_Number</text:p>
      <text:p text:style-name="P15">join Manufacturer on Manufacturer.ID == Model.Manufacturer_ID</text:p>
      <text:p text:style-name="P15">group by Model.ID</text:p>
      <text:p text:style-name="P15">having count(Orders.Order_Number) &lt; 10)</text:p>
      <text:p text:style-name="P15"/>
      <text:p text:style-name="P15">delete from Customers where ID in (</text:p>
      <text:p text:style-name="P15">select ID</text:p>
      <text:p text:style-name="P15">from Customers join Orders on Customers.ID == Orders.Customer_ID</text:p>
      <text:p text:style-name="P15">group by Customers.ID</text:p>
      <text:p text:style-name="P15">having count(Order_number) &lt; 10)</text:p>
      <text:p text:style-name="P15"/>
      <text:p text:style-name="P15">delete from Model where ID in (</text:p>
      <text:p text:style-name="P15">select ID from Model</text:p>
      <text:p text:style-name="P15">left join Machines on Machines.Model_Number == Model.ID</text:p>
      <text:p text:style-name="P15">left join Orders on Orders.Serial_Number == Machines.Serial_Number</text:p>
      <text:p text:style-name="P15">where Orders.Date_of_order &lt; "2014-12-31"</text:p>
      <text:p text:style-name="P15">group by Model.ID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7T11:00:20.115386404</meta:creation-date>
    <dc:date>2020-02-27T13:15:16.762880889</dc:date>
    <meta:editing-duration>PT10M14S</meta:editing-duration>
    <meta:editing-cycles>3</meta:editing-cycles>
    <meta:generator>LibreOffice/6.3.4.2$Linux_X86_64 LibreOffice_project/30$Build-2</meta:generator>
    <meta:document-statistic meta:table-count="0" meta:image-count="0" meta:object-count="0" meta:page-count="2" meta:paragraph-count="162" meta:word-count="885" meta:character-count="5707" meta:non-whitespace-character-count="4913"/>
  </office:meta>
</office:document-meta>
</file>